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90000028286BAA2A951F5F4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388cm" fo:min-width="0.138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282cm" fo:min-width="0.032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e181e" fo:font-weight="bold"/>
    </style:style>
    <style:style style:name="P3" style:family="paragraph">
      <loext:graphic-properties draw:fill="none"/>
      <style:paragraph-properties fo:text-align="center"/>
      <style:text-properties fo:color="#ce181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95cm" svg:x="1cm" svg:y="7.372cm">
          <draw:image xlink:href="Pictures/10000201000003B90000028286BAA2A951F5F4C5.png" xlink:type="simple" xlink:show="embed" xlink:actuate="onLoad">
            <text:p/>
          </draw:image>
        </draw:frame>
        <draw:custom-shape draw:style-name="gr2" draw:text-style-name="P3" draw:layer="layout" svg:width="0.9cm" svg:height="0.9cm" svg:x="7.1cm" svg:y="10.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cm" svg:height="0.9cm" svg:x="12.4cm" svg:y="10.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cm" svg:height="0.9cm" svg:x="5.5cm" svg:y="12.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cm" svg:height="0.9cm" svg:x="8.6cm" svg:y="12.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6T15:51:24.522000000</dc:date>
    <meta:editing-duration>PT3M47S</meta:editing-duration>
    <meta:editing-cycles>2</meta:editing-cycles>
    <meta:generator>LibreOffice/6.0.4.2$Windows_X86_64 LibreOffice_project/9b0d9b32d5dcda91d2f1a96dc04c645c450872bf</meta:generator>
    <meta:document-statistic meta:object-count="5"/>
  </office:meta>
</office:document-meta>
</file>